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9cm" fo:min-width="8.36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5cm" svg:height="15cm" svg:x="7.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0.714cm" svg:height="10.714cm" svg:x="9.243cm" svg:y="5.1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1" draw:layer="layout" svg:width="8.524cm" svg:height="2.179cm" svg:x="10.95cm" svg:y="3.425cm">
            <draw:text-box>
              <text:p text:style-name="P1"><text:span text:style-name="T1">Z – Mid up</text:span></text:p>
            </draw:text-box>
          </draw:frame>
        </draw:g>
        <draw:custom-shape draw:style-name="gr4" draw:text-style-name="P2" draw:layer="layout" svg:width="18.8cm" svg:height="1.8cm" svg:x="5.2cm" svg:y="0.7cm">
          <text:p text:style-name="P1"><text:span text:style-name="T1">X – Out r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8cm" svg:height="1.8cm" svg:x="5.3cm" svg:y="18.5cm">
          <text:p text:style-name="P3"><text:span text:style-name="T2">X – Out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cm" svg:height="1.8cm" draw:transform="rotate (1.5707963267949) translate (11.2cm 14cm)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866cm" svg:height="1.513cm" draw:transform="rotate (1.5707963267949) translate (11.387cm 13.1cm)">
          <draw:text-box>
            <text:p text:style-name="P4"><text:span text:style-name="T3">Y – Inn left</text:span></text:p>
          </draw:text-box>
        </draw:frame>
        <draw:custom-shape draw:style-name="gr4" draw:text-style-name="P1" draw:layer="layout" svg:width="7.4cm" svg:height="1.8cm" draw:transform="rotate (1.5707963267949) translate (16.2cm 14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556cm" svg:height="1.513cm" draw:transform="rotate (1.5707963267949) translate (16.3cm 13.556cm)">
          <draw:text-box>
            <text:p text:style-name="P4"><text:span text:style-name="T3">Y – Inn right</text:span></text:p>
          </draw:text-box>
        </draw:frame>
        <draw:line draw:style-name="gr6" draw:text-style-name="P1" draw:layer="layout" svg:x1="13.9cm" svg:y1="10cm" svg:x2="13.9cm" svg:y2="12cm">
          <text:p/>
        </draw:line>
        <draw:line draw:style-name="gr6" draw:text-style-name="P1" draw:layer="layout" svg:x1="13.9cm" svg:y1="10cm" svg:x2="15.7cm" svg:y2="10cm">
          <text:p/>
        </draw:line>
        <draw:frame draw:style-name="gr5" draw:layer="layout" svg:width="0.82cm" svg:height="0.962cm" svg:x="14.18cm" svg:y="11.238cm">
          <draw:text-box>
            <text:p>x</text:p>
          </draw:text-box>
        </draw:frame>
        <draw:frame draw:style-name="gr5" draw:layer="layout" svg:width="0.82cm" svg:height="0.962cm" svg:x="15.18cm" svg:y="10cm">
          <draw:text-box>
            <text:p>y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5:56:50.947992229</meta:creation-date>
    <dc:date>2017-07-18T16:06:27.118852255</dc:date>
    <meta:editing-duration>P0D</meta:editing-duration>
    <meta:editing-cycles>1</meta:editing-cycles>
    <meta:document-statistic meta:object-count="37"/>
    <meta:generator>LibreOffice/4.2.8.2$Linux_X86_64 LibreOffice_project/420m0$Build-2</meta:generator>
  </office:meta>
</office:document-meta>
</file>